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lyMorph TD – Concept</text:h>
      <text:p text:style-name="P1">PolyMorph TD is a simple singleplayer tower defense game. The game has no micro management so the gameplay consists of placing static defenses throughout the map. To buy towers, a good income is needed, income is gained after each round and each destroyed unit. The income is subject to interest so keeping a high resource pool is beneficial, as long as no units pass through the defenses.</text:p>
      <text:p text:style-name="P1">The enemy units are polygons, where the number of edges tell the hitpoints of the unit. When the unit is hit, an edge is removed and it is morphed into a polygon with less edges. The minimum edge count is three. The polygons have different colors, the color tells what tower type is good and bad vs that unit. </text:p>
      <text:p text:style-name="P1">The units travel the map following a predetermined path. This path leads to a master polygon which is the entity that the player must defend. As with enemy polygons, this polygon's life is determined by its edge count. If the master polygon is destroyed the game is lost. Each polygon that makes it to the master one will sacrifice itself, dealing the amount of damage equal to its own hit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12-03-10T16:03:22</meta:creation-date>
    <dc:date>2012-03-10T16:34:48</dc:date>
    <meta:editing-cycles>2</meta:editing-cycles>
    <meta:editing-duration>PT31M27S</meta:editing-duration>
    <meta:user-defined meta:name="Information 1"/>
    <meta:user-defined meta:name="Information 2"/>
    <meta:user-defined meta:name="Information 3"/>
    <meta:user-defined meta:name="Information 4"/>
    <meta:document-statistic meta:table-count="0" meta:image-count="0" meta:object-count="0" meta:page-count="1" meta:paragraph-count="4" meta:word-count="199" meta:character-count="1117"/>
  </office:meta>
</office:document-meta>
</file>